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DefaultStore.contextualize( Context a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DefaultStor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SDefaultStore.remove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SDefaultStore.getDefaultProperti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DefaultStor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DefaultStore.store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SDefaultStore.setDirectory( final File dire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SDefaultStore.parameterize( Parameters paramete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CSDefaultStor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SDefaultStor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SDefaultStore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SDefaultStore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SDefaultStor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SDefaultStore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SDefaultStore.fre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SCacheAccess.JCSCacheAccess( CompositeCache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